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register-true="false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style:register-true="false" fo:text-indent="0in" style:auto-text-indent="false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margin-left="0in" fo:margin-right="0in" fo:margin-top="0in" fo:margin-bottom="0in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margin-left="0in" fo:margin-right="0in" fo:margin-top="0in" fo:margin-bottom="0in" style:register-true="false" fo:text-indent="0in" style:auto-text-indent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in" fo:margin-top="0in" fo:margin-bottom="0in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normal" officeooo:paragraph-rsid="0020c47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0in" fo:margin-right="0in" fo:margin-top="0in" fo:margin-bottom="0in" style:register-true="false" fo:text-indent="0in" style:auto-text-indent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in" fo:margin-right="0in" fo:margin-top="0in" fo:margin-bottom="0in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0" style:family="paragraph" style:parent-style-name="Text_20_body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Frame_20_contents">
      <style:paragraph-properties fo:text-align="start" style:justify-single-word="false"/>
    </style:style>
    <style:style style:name="P12" style:family="paragraph" style:parent-style-name="Standard" style:list-style-name="L1">
      <style:paragraph-properties fo:margin-left="0in" fo:margin-right="0in" fo:margin-top="0in" fo:margin-bottom="0in" style:register-true="false" fo:text-indent="0in" style:auto-text-indent="false"/>
      <style:text-properties style:font-name="Times New Roman" fo:font-size="14pt" style:font-size-asian="14pt" style:font-size-complex="14pt"/>
    </style:style>
    <style:style style:name="P13" style:family="paragraph" style:parent-style-name="Standard" style:list-style-name="L1">
      <style:paragraph-properties fo:margin-left="0in" fo:margin-right="0in" fo:margin-top="0in" fo:margin-bottom="0in" style:register-true="false" fo:text-indent="0in" style:auto-text-indent="false"/>
      <style:text-properties style:font-name="Times New Roman" fo:font-size="12pt" style:font-size-asian="12pt" style:font-size-complex="12pt"/>
    </style:style>
    <style:style style:name="P14" style:family="paragraph" style:parent-style-name="Standard" style:list-style-name="L2">
      <style:paragraph-properties fo:margin-left="0in" fo:margin-right="0in" fo:margin-top="0in" fo:margin-bottom="0in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normal" officeooo:rsid="001d671f" officeooo:paragraph-rsid="001d671f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normal" officeooo:rsid="0020c478" officeooo:paragraph-rsid="0020c47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normal" officeooo:rsid="0020c478" officeooo:paragraph-rsid="00219372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6pt" fo:font-weight="normal" officeooo:paragraph-rsid="00219372" style:font-size-asian="16pt" style:font-weight-asian="normal" style:font-size-complex="16pt" style:font-weight-complex="normal"/>
    </style:style>
    <style:style style:name="P19" style:family="paragraph" style:parent-style-name="Title" style:list-style-name="L1">
      <style:paragraph-properties fo:margin-left="0in" fo:margin-right="0in" fo:margin-top="0in" fo:margin-bottom="0in" style:register-true="false" fo:text-indent="0in" style:auto-text-indent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20" style:family="paragraph" style:parent-style-name="Heading_20_3">
      <style:paragraph-properties fo:margin-left="0in" fo:margin-right="0in" fo:margin-top="0in" fo:margin-bottom="0in" fo:text-align="center" style:justify-single-word="false" style:register-true="false" fo:text-indent="0in" style:auto-text-indent="false"/>
      <style:text-properties style:font-name="Times New Roman" fo:font-size="18pt" style:font-size-asian="18pt" style:font-size-complex="18pt"/>
    </style:style>
    <style:style style:name="P21" style:family="paragraph" style:parent-style-name="Heading_20_3">
      <style:paragraph-properties fo:margin-left="0in" fo:margin-right="0in" fo:margin-top="0in" fo:margin-bottom="0in" fo:text-align="center" style:justify-single-word="false" style:register-true="false" fo:text-indent="0in" style:auto-text-indent="false" fo:break-before="page">
        <style:tab-stops>
          <style:tab-stop style:position="0.2953in"/>
        </style:tab-stops>
      </style:paragraph-properties>
      <style:text-properties style:font-name="Times New Roman" fo:font-size="18pt" fo:font-weight="normal" style:font-size-asian="18pt" style:font-weight-asian="normal" style:font-size-complex="18pt" style:font-weight-complex="normal"/>
    </style:style>
    <style:style style:name="P22" style:family="paragraph" style:parent-style-name="Frame_20_contents">
      <style:paragraph-properties fo:text-align="start" style:justify-single-word="false"/>
      <style:text-properties officeooo:paragraph-rsid="00219372"/>
    </style:style>
    <style:style style:name="T1" style:family="text">
      <style:text-properties officeooo:rsid="0020c478"/>
    </style:style>
    <style:style style:name="T2" style:family="text">
      <style:text-properties officeooo:rsid="00219372"/>
    </style:style>
    <style:style style:name="fr1" style:family="graphic" style:parent-style-name="Frame">
      <style:graphic-properties style:run-through="foreground" style:wrap="parallel" style:number-wrapped-paragraphs="no-limit" style:vertical-pos="from-top" style:horizontal-pos="from-left" style:horizontal-rel="paragraph"/>
    </style:style>
    <style:style style:name="fr2" style:family="graphic" style:parent-style-name="Frame">
      <style:graphic-properties style:vertical-pos="from-top"/>
    </style:style>
    <style:style style:name="fr3" style:family="graphic" style:parent-style-name="Frame">
      <style:graphic-properties style:vertical-pos="top" style:vertical-rel="baseline" style:horizontal-pos="center" style:horizontal-rel="paragraph"/>
    </style:style>
    <style:style style:name="fr4" style:family="graphic" style:parent-style-name="Frame">
      <style:graphic-properties style:vertical-pos="top" style:vertical-rel="baseline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fo:margin-left="0in" fo:margin-right="0in" style:wrap="parallel" style:number-wrapped-paragraphs="no-limit" style:wrap-contour="false"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3">VVHDcore</text:h>
      <text:p text:style-name="P2"/>
      <text:p text:style-name="P2">Это мануал, посвященный исходникам библиотеки. Здесь я постараюсь описать его структуру, способы работы с ним, и подводные камни, на которые нужно будет обращать внимание. Так же здесть я буду писать некоторые заметки по оптимизации.</text:p>
      <text:p text:style-name="P2"/>
      <text:list xml:id="list1812265581" text:style-name="L1">
        <text:list-item>
          <text:list>
            <text:list-item>
              <text:list>
                <text:list-header>
                  <text:p text:style-name="P19">Elementary</text:p>
                  <text:p text:style-name="P12"/>
                  <text:p text:style-name="P13">Здесь нет почти ничего. Только объявлена структура вихря:</text:p>
                </text:list-header>
              </text:list>
            </text:list-item>
          </text:list>
        </text:list-item>
      </text:list>
      <text:p text:style-name="P2"><draw:frame draw:style-name="fr1" draw:name="TVortex" text:anchor-type="as-char" svg:y="-0.6811in" fo:min-width="1.8701in" draw:z-index="0"><draw:text-box fo:min-height="1.161in"><text:p text:style-name="P1">struct vortex </text:p><text:p text:style-name="P1">{ </text:p><text:p text:style-name="P1"><text:tab/>double rx, ry; </text:p><text:p text:style-name="P1"><text:tab/>double vx, vy; </text:p><text:p text:style-name="P1"><text:tab/>double g; </text:p><text:p text:style-name="P1">};</text:p></draw:text-box></draw:frame></text:p>
      <text:p text:style-name="P2">и заданы некоторые константы: </text:p>
      <text:p text:style-name="P2"><draw:frame draw:style-name="fr2" draw:name="Const defenition" text:anchor-type="as-char" svg:y="-0.3661in" fo:min-width="0.7874in" draw:z-index="1"><draw:text-box fo:min-height="0.1965in"><text:p text:style-name="P1">#define C_PI <text:tab/>3.14159265358979323846</text:p></draw:text-box></draw:frame></text:p>
      <text:p text:style-name="P2">Так же здесь объявлена структура вектора, но ей никто не пользуется.</text:p>
      <text:p text:style-name="P2"/>
      <text:p text:style-name="P8">List</text:p>
      <text:p text:style-name="P4"/>
      <text:p text:style-name="P4">С листом все намного сложнее. Лист является шаблонным классом и надстройкой над массивом. Лист предоставляет функции добавления, удаления элементов и динамического изменения размеров.</text:p>
      <text:p text:style-name="P4"><draw:frame draw:style-name="fr3" draw:name="List defenition" text:anchor-type="as-char" fo:min-width="0.7874in" draw:z-index="2"><draw:text-box fo:min-height="0.1965in"><text:p text:style-name="P4">template &lt;class T&gt; </text:p><text:p text:style-name="P4">class TList </text:p><text:p text:style-name="P4">{ </text:p><text:p text:style-name="P4"><text:tab/>public: </text:p><text:p text:style-name="P4"><text:tab/><text:tab/>TList(); </text:p><text:p text:style-name="P4"><text:tab/><text:tab/>~TList(); </text:p><text:p text:style-name="P4"><text:tab/><text:tab/>long size; </text:p><text:p text:style-name="P4"><text:tab/><text:tab/>long maxsize; </text:p><text:p text:style-name="P4"><text:tab/><text:tab/>void Add(T item); </text:p><text:p text:style-name="P4"><text:tab/><text:tab/>void Copy(T *item); </text:p><text:p text:style-name="P4"><text:tab/><text:tab/>void Remove(long i); </text:p><text:p text:style-name="P4"><text:tab/><text:tab/>void Remove(T* item); </text:p><text:p text:style-name="P4"><text:tab/><text:tab/>void Clear(); </text:p><text:p text:style-name="P4"><text:tab/><text:tab/>T item(long i); </text:p><text:p text:style-name="P4"/><text:p text:style-name="P4"><text:tab/><text:tab/>T *First; </text:p><text:p text:style-name="P4"><text:tab/><text:tab/>T *Last; </text:p><text:p text:style-name="P4">};</text:p></draw:text-box></draw:frame></text:p>
      <text:p text:style-name="P4">Тем не менее из разных мест комплекса работа с листами происходит по двум сценариям:</text:p>
      <text:list xml:id="list759361719" text:style-name="L2">
        <text:list-item>
          <text:p text:style-name="P14">Работа с листом с использованием классовых функций. Этот способ обычно используется там, где нужно добавлять/удалять элементы.</text:p>
        </text:list-item>
        <text:list-item>
          <text:p text:style-name="P14">Работа непосредственно с массивом (для быстроты). Используется для чтения/записи элементов.</text:p>
        </text:list-item>
      </text:list>
      <text:p text:style-name="P5"><text:soft-page-break/></text:p>
      <text:p text:style-name="P5">Скажу несколько слов о реализации.</text:p>
      <text:p text:style-name="P5">При инициализации класса память выделяется с запасом. Размер выделенной памяти хранится в переменной maxsize. Переменная size показывает, сколько элементов из этого массива используется. Когда выделенной памяти начинает не хватать, происходит realloc памяти в 2 раза большего размера.</text:p>
      <text:p text:style-name="P5">Переменные First и Last укозывают на [0] и [size] элементы массива соответственно.</text:p>
      <text:p text:style-name="P3">Важно!: элемент [size] не инициализирован! Последним элементом является [size-1].</text:p>
      <text:p text:style-name="P5">При добавлении элемента, его значение просто сохраняется в [size], а переменная size увеличивается на 1 (и выполняется realloc если требуется)</text:p>
      <text:p text:style-name="P3">Важно!: если вы добавляете в массив элементы, не пользуйтесь инкрементом TVortex* vort++, тк если вдруг произойдет realloc- адресация массива сменится непредсказуемо.</text:p>
      <text:p text:style-name="P5">При удалении элемента, на его место перемещается последний элемент, а size уменьшается.</text:p>
      <text:p text:style-name="P3">Важно!: если вы удалили элемент, не забудте сделать i-- ну или что у вас там вместо инкремента.</text:p>
      <text:p text:style-name="P5"/>
      <text:p text:style-name="P5">Еще одно замечание. Т.к лист использует шаблоны, то компиляция функций для каждого экземпляра проходит только когда это нужно (то есть при упоминании в исходниках), а значит хранить реализацию нужно в заголовочном файле, а не внутри библиотеки. Мне этот вариант не очень понравился, поэтому я выбрал второй путь: явно указать компилятору, для каких экземпляров компилить функции. Эти указания записанны в конце list.cpp.</text:p>
      <text:p text:style-name="P5"/>
      <text:p text:style-name="P5"><draw:frame draw:style-name="fr4" draw:name="template" text:anchor-type="as-char" fo:min-width="0.7874in" draw:z-index="3"><draw:text-box fo:min-height="0.1965in"><text:p text:style-name="Frame_20_contents">template class TList&lt;TObject&gt;; </text:p><text:p text:style-name="Frame_20_contents">template class TList&lt;TObject*&gt;; </text:p><text:p text:style-name="Frame_20_contents">#include "tree.h" </text:p><text:p text:style-name="Frame_20_contents">template class TList&lt;TNode*&gt;;</text:p></draw:text-box></draw:frame></text:p>
      <text:p text:style-name="P5"/>
      <text:p text:style-name="P9">Tree</text:p>
      <text:p text:style-name="P5">Про дерево мне даже говорить страшно.</text:p>
      <text:p text:style-name="P5"/>
      <text:p text:style-name="P5"/>
      <text:h text:style-name="P21" text:outline-level="3">VVHDmodules</text:h>
      <text:p text:style-name="P10"/>
      <text:p text:style-name="P18"><text:span text:style-name="T2">Circulation</text:span></text:p>
      <text:p text:style-name="P6"/>
      <text:p text:style-name="P15">Вычисление циркуляций новых доменов:</text:p>
      <text:p text:style-name="P15">В случае произвольного тела нужно решать СЛАУ</text:p>
      <text:p text:style-name="P15"><draw:frame draw:style-name="fr5" draw:name="Object1" text:anchor-type="as-char" svg:width="1.4252in" svg:height="0.522in" draw:z-index="6"><draw:object xlink:href="./Object 1" xlink:type="simple" xlink:show="embed" xlink:actuate="onLoad"/><draw:image xlink:href="./ObjectReplacements/Object 1" xlink:type="simple" xlink:show="embed" xlink:actuate="onLoad"/></draw:frame></text:p>
      <text:p text:style-name="P15"/>
      <text:p text:style-name="P15"><draw:frame draw:style-name="fr5" draw:name="Object2" text:anchor-type="as-char" svg:width="3.7516in" svg:height="0.5591in" draw:z-index="7"><draw:object xlink:href="./Object 2" xlink:type="simple" xlink:show="embed" xlink:actuate="onLoad"/><draw:image xlink:href="./ObjectReplacements/Object 2" xlink:type="simple" xlink:show="embed" xlink:actuate="onLoad"/></draw:frame></text:p>
      <text:p text:style-name="P16"/>
      <text:p text:style-name="P7"><text:span text:style-name="T1">i — номер отрезка на теле, </text:span><text:span text:style-name="T1"><draw:frame draw:style-name="fr6" draw:name="Object3" text:anchor-type="as-char" svg:width="0.7783in" svg:height="0.1839in" draw:z-index="8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7"><text:span text:style-name="T1">j — номер присоединенного вихря (вершина тела), </text:span><text:span text:style-name="T1"><draw:frame draw:style-name="fr6" draw:name="Object4" text:anchor-type="as-char" svg:width="0.5937in" svg:height="0.1839in" draw:z-index="9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16">k — номер свободного вихря. </text:p>
      <text:p text:style-name="P15"/>
      <text:p text:style-name="P16">Тело — замкнутый N-угольник. Условие прилипания ставится для всех отрезков, кроме одного. Последнее является излишним в силу ур-я неразрывности. Последним уравнением берется отсутствие возмущений на бесконечности. Вихри рождаются в вершинах тела.</text:p>
      <text:p text:style-name="P16"/>
      <text:p text:style-name="P17"><text:span text:style-name="T2">Общая последовательность</text:span></text:p>
      <text:p text:style-name="P17"><text:span text:style-name="T2">Заполнить матрицу — заполнить столбец правых частей — решить СЛАУ</text:span></text:p>
      <text:p text:style-name="P16"><draw:frame draw:style-name="fr4" draw:name="Frame1" text:anchor-type="as-char" fo:min-width="0.7874in" draw:z-index="10"><draw:text-box fo:min-height="0.1965in"><text:p text:style-name="P22"><text:span text:style-name="T2"/></text:p></draw:text-box></draw:frame></text:p>
      <text:h text:style-name="P21" text:outline-level="3">Заметки</text:h>
      <text:p text:style-name="P10">Рассмотрим такой пример:</text:p>
      <text:p text:style-name="P10"><draw:frame draw:style-name="fr4" draw:name="Врезка1" text:anchor-type="as-char" fo:min-width="0.7874in" draw:z-index="4"><draw:text-box fo:min-height="0.1965in"><text:p text:style-name="P11">double vort1rabs2 = 1/(Vort-&gt;rx*Vort-&gt;rx + Vort-&gt;ry*Vort-&gt;ry); </text:p><text:p text:style-name="P11">drx = px - Vort-&gt;rx * vort1rabs2; </text:p><text:p text:style-name="P11">dry = py - Vort-&gt;ry * vort1rabs2;</text:p></draw:text-box></draw:frame></text:p>
      <text:p text:style-name="P10">Здесь все логично: чтобы 2 раза не считать значение <text:s/>vort1rabs2, оно вычисляется заранее, таким образом экономя время.</text:p>
      <text:p text:style-name="P10"/>
      <text:p text:style-name="P10"><draw:frame draw:style-name="fr4" draw:name="Врезка2" text:anchor-type="as-char" fo:min-width="0.7874in" draw:z-index="5"><draw:text-box fo:min-height="0.1965in"><text:p text:style-name="P11">drabs2 = drx*drx + dry*dry; </text:p><text:p text:style-name="P11">multiplier = Vort-&gt;g / ( drabs2 + Convective_Eps );</text:p></draw:text-box></draw:frame></text:p>
      <text:p text:style-name="P10">А вот здесь все плохо. Вместо того, чтобы просто вычислить multiplier, сначала вычисляется его часть (drabs2), вынимается из сопроцессора в память, потом опять кладется обратно, и только потом вычисляет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ynnikov Yaroslav</meta:initial-creator>
    <meta:creation-date>2010-08-21T14:55:30</meta:creation-date>
    <meta:generator>OpenOffice.org/3.2$Linux OpenOffice.org_project/320m19$Build-9505</meta:generator>
    <dc:date>2011-03-16T14:19:01</dc:date>
    <dc:creator>Yaroslav Dynnikov</dc:creator>
    <meta:editing-duration>PT99H27M38S</meta:editing-duration>
    <meta:editing-cycles>6</meta:editing-cycles>
    <meta:document-statistic meta:table-count="0" meta:image-count="0" meta:object-count="4" meta:page-count="4" meta:paragraph-count="78" meta:word-count="545" meta:character-count="3894"/>
  </office:meta>
</office:document-meta>
</file>

<file path=Object 1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o stretchy="false">(</mo>
                <mover accent="true">
                  <msub>
                    <mi>a</mi>
                    <mi mathvariant="italic">ij</mi>
                  </msub>
                  <mo stretchy="false">→</mo>
                </mover>
                <mo stretchy="false">)</mo>
              </mrow>
              <mrow>
                <mrow>
                  <mrow>
                    <mo stretchy="false">(</mo>
                    <msub>
                      <mi>g</mi>
                      <mi>j</mi>
                    </msub>
                    <mo stretchy="false">)</mo>
                  </mrow>
                  <mi mathvariant="normal">⋅</mi>
                  <mover accent="true">
                    <msub>
                      <mi>n</mi>
                      <mi>i</mi>
                    </msub>
                    <mo stretchy="false">→</mo>
                  </mover>
                </mrow>
                <mi mathvariant="normal">=</mi>
                <mrow>
                  <mrow>
                    <mo stretchy="false">(</mo>
                    <mover accent="true">
                      <msub>
                        <mi>b</mi>
                        <mi>i</mi>
                      </msub>
                      <mo stretchy="false">→</mo>
                    </mover>
                    <mo stretchy="false">)</mo>
                  </mrow>
                  <mi mathvariant="normal">⋅</mi>
                  <mover accent="true">
                    <msub>
                      <mi>n</mi>
                      <mi>i</mi>
                    </msub>
                    <mo stretchy="false">→</mo>
                  </mover>
                </mrow>
              </mrow>
            </mrow>
          </mtd>
        </mtr>
        <mtr>
          <mtd>
            <mrow>
              <mrow>
                <mi mathvariant="normal">∑</mi>
                <msub>
                  <mi>g</mi>
                  <mi>j</mi>
                </msub>
              </mrow>
              <mi mathvariant="normal">=</mi>
              <mn>0</mn>
            </mrow>
          </mtd>
        </mtr>
      </mtable>
    </mrow>
    <annotation encoding="StarMath 5.0">left lbrace 
binom
{
( vec a_ij) (g_j) cdot vec n_i = ( vec b_i ) cdot vec n_i
}
{
sum g_j = 0
}
right none </annotation>
  </semantics>
</math>
</file>

<file path=Object 2/content.xml><?xml version="1.0" encoding="utf-8"?>
<math xmlns="http://www.w3.org/1998/Math/MathML">
  <semantics>
    <mtable>
      <mtr>
        <mtd>
          <mrow>
            <mrow>
              <mover accent="true">
                <msub>
                  <mi>a</mi>
                  <mi mathvariant="italic">ij</mi>
                </msub>
                <mo stretchy="false">→</mo>
              </mover>
              <mi mathvariant="normal">=</mi>
              <mtext>VortexInfluence</mtext>
            </mrow>
            <mrow>
              <mo stretchy="false">(</mo>
              <mrow>
                <msub>
                  <mtext>Segment</mtext>
                  <mi>i</mi>
                </msub>
                <mi>,</mi>
                <mi/>
                <msub>
                  <mtext>Obj</mtext>
                  <mi>j</mi>
                </msub>
              </mrow>
              <mo stretchy="false">)</mo>
            </mrow>
          </mrow>
        </mtd>
      </mtr>
      <mtr>
        <mtd>
          <mrow>
            <mrow>
              <mover accent="true">
                <msub>
                  <mi>b</mi>
                  <mi>i</mi>
                </msub>
                <mo stretchy="false">→</mo>
              </mover>
              <mi mathvariant="normal">=</mi>
              <mrow>
                <munder>
                  <mi mathvariant="normal">∑</mi>
                  <mi>k</mi>
                </munder>
                <mtext>VortexInfluence</mtext>
              </mrow>
            </mrow>
            <mrow>
              <mrow>
                <mo stretchy="false">(</mo>
                <mrow>
                  <msub>
                    <mtext>Segment</mtext>
                    <mi>i</mi>
                  </msub>
                  <mi>,</mi>
                  <mi/>
                  <msub>
                    <mtext>FreeVortex</mtext>
                    <mi>k</mi>
                  </msub>
                </mrow>
                <mo stretchy="false">)</mo>
              </mrow>
              <mo stretchy="false">+</mo>
              <mover accent="true">
                <msub>
                  <mi>V</mi>
                  <mi mathvariant="normal">∞</mi>
                </msub>
                <mo stretchy="false">→</mo>
              </mover>
            </mrow>
          </mrow>
        </mtd>
      </mtr>
    </mtable>
    <annotation encoding="StarMath 5.0">alignl vec a_ij = "VortexInfluence" ("Segment"_i, ~"Obj"_j) newline
vec b_i = sum from k "VortexInfluence" ("Segment"_i, ~"FreeVortex"_k) + vec V_infinity</annotation>
  </semantics>
</math>
</file>

<file path=Object 3/content.xml><?xml version="1.0" encoding="utf-8"?>
<math xmlns="http://www.w3.org/1998/Math/MathML">
  <semantics>
    <mrow>
      <mi>i</mi>
      <mi mathvariant="normal">∈</mi>
      <mover accent="true">
        <mrow>
          <mn>1,</mn>
          <mrow>
            <mi>N</mi>
            <mi mathvariant="normal">−</mi>
            <mn>1</mn>
          </mrow>
        </mrow>
        <mo>¯</mo>
      </mover>
    </mrow>
    <annotation encoding="StarMath 5.0">i in overline {1, N-1} </annotation>
  </semantics>
</math>
</file>

<file path=Object 4/content.xml><?xml version="1.0" encoding="utf-8"?>
<math xmlns="http://www.w3.org/1998/Math/MathML">
  <semantics>
    <mrow>
      <mi>j</mi>
      <mi mathvariant="normal">∈</mi>
      <mover accent="true">
        <mrow>
          <mn>1,</mn>
          <mi>N</mi>
        </mrow>
        <mo>¯</mo>
      </mover>
    </mrow>
    <annotation encoding="StarMath 5.0">j in overline {1, N} </annotation>
  </semantics>
</math>
</file>